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3pt" style:text-underline-style="none" fo:font-weight="normal" officeooo:rsid="0008514d" officeooo:paragraph-rsid="0008997e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13pt" style:text-underline-style="none" fo:font-weight="normal" officeooo:rsid="0008211b" officeooo:paragraph-rsid="0008997e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3pt" style:text-underline-style="none" fo:font-weight="normal" officeooo:rsid="0008514d" officeooo:paragraph-rsid="0008997e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Ubuntu" fo:font-size="13pt" style:text-underline-style="solid" style:text-underline-width="auto" style:text-underline-color="font-color" fo:font-weight="bold" officeooo:rsid="00030533" officeooo:paragraph-rsid="0008997e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3pt" officeooo:paragraph-rsid="0008997e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Manjari" fo:font-size="15pt" style:text-underline-style="solid" style:text-underline-width="auto" style:text-underline-color="font-color" fo:font-weight="bold" officeooo:rsid="00030533" officeooo:paragraph-rsid="0008997e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Ubuntu" fo:font-size="13pt" style:text-underline-style="none" fo:font-weight="normal" officeooo:rsid="0008514d" officeooo:paragraph-rsid="0008997e" style:font-size-asian="13pt" style:font-weight-asian="normal" style:font-size-complex="13pt" style:font-weight-complex="normal"/>
    </style:style>
    <style:style style:name="P8" style:family="paragraph" style:parent-style-name="Text_20_body">
      <style:text-properties style:font-name="Ubuntu" fo:font-size="13pt" style:font-size-asian="13pt" style:font-size-complex="13pt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style:font-name="Ubuntu" fo:font-size="13pt" style:font-size-asian="13pt" style:font-size-complex="13pt"/>
    </style:style>
    <style:style style:name="P10" style:family="paragraph" style:parent-style-name="Text_20_body" style:list-style-name="L1">
      <style:text-properties style:font-name="Ubuntu" fo:font-size="13pt" style:font-size-asian="13pt" style:font-size-complex="13pt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style:font-name="Ubuntu" fo:font-size="13pt" style:font-size-asian="13pt" style:font-size-complex="13pt"/>
    </style:style>
    <style:style style:name="P12" style:family="paragraph" style:parent-style-name="Text_20_body" style:list-style-name="L2">
      <style:text-properties style:font-name="Ubuntu" fo:font-size="13pt" style:font-size-asian="13pt" style:font-size-complex="13pt"/>
    </style:style>
    <style:style style:name="T1" style:family="text">
      <style:text-properties officeooo:rsid="0008211b"/>
    </style:style>
    <style:style style:name="T2" style:family="text">
      <style:text-properties officeooo:rsid="0008514d"/>
    </style:style>
    <style:style style:name="T3" style:family="text">
      <style:text-properties officeooo:rsid="000a436b"/>
    </style:style>
    <style:style style:name="T4" style:family="text">
      <style:text-properties officeooo:rsid="0008997e"/>
    </style:style>
    <style:style style:name="T5" style:family="text">
      <style:text-properties style:font-name="Ubuntu" fo:font-size="13pt" style:text-underline-style="none" fo:font-weight="normal" officeooo:rsid="0008997e" style:font-size-asian="11.3500003814697pt" style:font-weight-asian="normal" style:font-size-complex="13pt" style:font-weight-complex="normal"/>
    </style:style>
    <style:style style:name="T6" style:family="text">
      <style:text-properties fo:font-size="13pt" style:text-underline-style="none" fo:font-weight="normal" officeooo:rsid="0008997e" style:font-size-asian="11.3500003814697pt" style:font-weight-asian="normal" style:font-size-complex="13pt" style:font-weight-complex="normal"/>
    </style:style>
    <style:style style:name="T7" style:family="text">
      <style:text-properties style:text-underline-style="none" fo:font-weight="normal" officeooo:rsid="0008997e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Questão <text:span text:style-name="T4">3</text:span></text:p>
      <text:p text:style-name="P4"/>
      <text:p text:style-name="P5"><text:span text:style-name="T7">A c</text:span>omplexidade computacional analisa o comportamento de algoritmos e processos computacionais à medida que o tamanho da entrada aumenta. Ela mede como o tempo de execução ou o uso de recursos (como memória) cresce em relação ao tamanho da entrada.</text:p>
      <text:p text:style-name="P1"/>
      <text:p text:style-name="P7">Aqui estão alguns exemplos de complexidades eficientes e não eficientes:</text:p>
      <text:p text:style-name="P8">Eficientes:</text:p>
      <text:list xml:id="list3904940208" text:style-name="L1">
        <text:list-item>
          <text:p text:style-name="P9">O(1) - Complexidade constante: O tempo de execução ou uso de recursos é constante, independente do tamanho da entrada. Exemplo: acesso a um elemento em um array pelo índice.</text:p>
        </text:list-item>
        <text:list-item>
          <text:p text:style-name="P9">O(log n) - Complexidade logarítmica: O tempo de execução cresce de forma logarítmica com o tamanho da entrada. Exemplo: pesquisa binária em uma lista ordenada.</text:p>
        </text:list-item>
        <text:list-item>
          <text:p text:style-name="P10">O(n) - Complexidade linear: O tempo de execução cresce de forma linear com o tamanho da entrada. Exemplo: busca sequencial em uma lista não ordenada.</text:p>
        </text:list-item>
      </text:list>
      <text:p text:style-name="P8">Não Eficientes:</text:p>
      <text:list xml:id="list1919046563" text:style-name="L2">
        <text:list-item>
          <text:p text:style-name="P11">O(n²) - Complexidade quadrática: O tempo de execução cresce de forma quadrática com o tamanho da entrada. Exemplo: ordenação por seleção.</text:p>
        </text:list-item>
        <text:list-item>
          <text:p text:style-name="P11">O(2^n) - Complexidade exponencial: O tempo de execução cresce exponencialmente com o tamanho da entrada. Exemplo: algoritmos de força bruta para problemas de otimização NP-completos.</text:p>
        </text:list-item>
        <text:list-item>
          <text:p text:style-name="P12">O(n!) - Complexidade fatorial: O tempo de execução cresce de forma fatorial com o tamanho da entrada. Exemplo: algoritmo para resolver o problema do caixeiro viajante por força bruta.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jari" svg:font-family="Manjar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08:05:27.172553885</meta:creation-date>
    <dc:date>2023-08-02T08:11:39.147917646</dc:date>
    <meta:editing-duration>PT6M12S</meta:editing-duration>
    <meta:editing-cycles>1</meta:editing-cycles>
    <meta:document-statistic meta:table-count="0" meta:image-count="0" meta:object-count="0" meta:page-count="1" meta:paragraph-count="11" meta:word-count="217" meta:character-count="1343" meta:non-whitespace-character-count="1145"/>
    <meta:generator>LibreOffice/7.3.7.2$Linux_X86_64 LibreOffice_project/30$Build-2</meta:generator>
  </office:meta>
</office:document-meta>
</file>